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P5" style:family="paragraph" style:parent-style-name="Standard">
      <style:text-properties officeooo:paragraph-rsid="0007edf7"/>
    </style:style>
    <style:style style:name="P6" style:family="paragraph" style:parent-style-name="Standard" style:master-page-name="Standard">
      <style:paragraph-properties style:page-number="1"/>
      <style:text-properties fo:font-style="italic" fo:font-weight="normal" officeooo:paragraph-rsid="0007edf7" style:font-style-asian="italic" style:font-weight-asian="normal" style:font-style-complex="italic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style:font-name="Courier New" fo:font-size="10.5pt" style:font-name-asian="Courier New1" style:font-size-asian="10.5pt" style:font-name-complex="Courier New1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AOP Part 1</text:p>
      <text:p text:style-name="P1"/>
      <text:p text:style-name="P1">1.Which Statement method allows us to execute dynamic sql queries, and</text:p>
      <text:p text:style-name="P1">returns boolean value.</text:p>
      <text:p text:style-name="P1">A. executeUpdate();</text:p>
      <text:p text:style-name="P1">B. executeQuery();</text:p>
      <text:p text:style-name="P1">C. execute();</text:p>
      <text:p text:style-name="Standard">A) <text:span text:style-name="T2">A</text:span></text:p>
      <text:p text:style-name="Standard">B) B</text:p>
      <text:p text:style-name="Standard">C) C</text:p>
      <text:p text:style-name="Standard"/>
      <text:p text:style-name="Standard"/>
      <text:p text:style-name="P1">2.how many aspects can developers concentrate at a time ?</text:p>
      <text:p text:style-name="Standard">a) <text:span text:style-name="T2">two</text:span></text:p>
      <text:p text:style-name="Standard">b) three</text:p>
      <text:p text:style-name="Standard">c) one</text:p>
      <text:p text:style-name="Standard">d) more than one</text:p>
      <text:p text:style-name="Standard"/>
      <text:p text:style-name="Standard"/>
      <text:p text:style-name="P1">3.Does AOP and OOP follow same dependency ?</text:p>
      <text:p text:style-name="Standard">a) YES</text:p>
      <text:p text:style-name="Standard">b) <text:span text:style-name="T2">NO</text:span></text:p>
      <text:p text:style-name="Standard"/>
      <text:p text:style-name="Standard"/>
      <text:p text:style-name="P1">4.AOP stands for ?</text:p>
      <text:p text:style-name="Standard">a) Angular oriented project</text:p>
      <text:p text:style-name="Standard">b) <text:span text:style-name="T2">Aspect oriented programing</text:span></text:p>
      <text:p text:style-name="Standard">c) Aspect oriented project</text:p>
      <text:p text:style-name="Standard">d) Any Object Programing</text:p>
      <text:p text:style-name="Standard"/>
      <text:p text:style-name="Standard"/>
      <text:p text:style-name="P1">5.AOP is the replacement of OOP ?</text:p>
      <text:p text:style-name="Standard">a) TRUE</text:p>
      <text:p text:style-name="Standard">b) <text:span text:style-name="T2">FALSE</text:span></text:p>
      <text:p text:style-name="Standard"/>
      <text:p text:style-name="Standard"/>
      <text:p text:style-name="P1">6.What is the key component of AOP ?</text:p>
      <text:p text:style-name="Standard">a) <text:span text:style-name="T2">Aspect</text:span></text:p>
      <text:p text:style-name="Standard">b) Cross-Cutting</text:p>
      <text:p text:style-name="Standard">c) Advice</text:p>
      <text:p text:style-name="Standard">d) Point cut</text:p>
      <text:p text:style-name="P1"/>
      <text:p text:style-name="P1"/>
      <text:p text:style-name="P1">7.What are the unique correct answers about Spring AOP support ?</text:p>
      <text:p text:style-name="Standard"><text:soft-page-break/>a) An Advice could be proxied a constructor class</text:p>
      <text:p text:style-name="Standard">b)<text:span text:style-name="T2"> A point cut could select methods that have a custom annotation</text:span></text:p>
      <text:p text:style-name="Standard">c) Static initialization code could be target by a point cut</text:p>
      <text:p text:style-name="Standard">d) Combinations of pointcuts by &amp;&amp;, || and the ! operators is not supported</text:p>
      <text:p text:style-name="P1"/>
      <text:p text:style-name="P1"/>
      <text:p text:style-name="P1">8.Which one is the correct statement about AOP proxy</text:p>
      <text:p text:style-name="Standard">a) <text:span text:style-name="T2">AOP proxies are created by Spring in order to implement the aspect</text:span></text:p>
      <text:p text:style-name="P4">contracts</text:p>
      <text:p text:style-name="Standard">b) AOP proxies are always created with a JDK dynamic proxy</text:p>
      <text:p text:style-name="Standard">c) Only classes that implements a least one interface could be proxied</text:p>
      <text:p text:style-name="Standard">d) All methods could be proxied</text:p>
      <text:p text:style-name="P1"/>
      <text:p text:style-name="P1"/>
      <text:p text:style-name="P1">9.Aspects cannot advise other Aspects?</text:p>
      <text:p text:style-name="Standard">a) <text:span text:style-name="T2">TRUE</text:span></text:p>
      <text:p text:style-name="Standard">b) FALSE</text:p>
      <text:p text:style-name="Standard"/>
      <text:p text:style-name="Standard"/>
      <text:p text:style-name="P1">10.Methods with which visibility be adviced?</text:p>
      <text:p text:style-name="Standard">a<text:span text:style-name="T2">) public</text:span></text:p>
      <text:p text:style-name="Standard">b) private</text:p>
      <text:p text:style-name="Standard">c) protected</text:p>
      <text:p text:style-name="Standard">d) default</text:p>
      <text:p text:style-name="Standard"/>
      <text:p text:style-name="Standard"/>
      <text:p text:style-name="P1">11.Weavig occurs at which point in target object's lifetime?</text:p>
      <text:p text:style-name="Standard">a) Compile Time</text:p>
      <text:p text:style-name="Standard">b) Classload Time</text:p>
      <text:p text:style-name="Standard">c) Runtime</text:p>
      <text:p text:style-name="Standard">d) <text:span text:style-name="T2">All</text:span></text:p>
      <text:p text:style-name="Standard"/>
      <text:p text:style-name="Standard"/>
      <text:p text:style-name="P1">12.Which Configuration is used for Around Advice in SpringAop?</text:p>
      <text:p text:style-name="Standard">a)<text:span text:style-name="T2">&lt;aop:around/&gt;</text:span></text:p>
      <text:p text:style-name="Standard">b)&lt;Spring aop:aroound/&gt;</text:p>
      <text:p text:style-name="Standard">c)&lt;AOP:Around&gt;</text:p>
      <text:p text:style-name="Standard">d)&lt;SpringAOP:around/&gt;</text:p>
      <text:p text:style-name="Standard"/>
      <text:p text:style-name="Standard"/>
      <text:p text:style-name="Standard"/>
      <text:p text:style-name="Standard"/>
      <text:p text:style-name="P1">13.From given,which is Correct for Around Advice?</text:p>
      <text:p text:style-name="Standard">a)&lt;AOP:Around method="logaroundAllmenthods" pointcut-</text:p>
      <text:p text:style-name="Standard"><text:soft-page-break/>ref="LoggingPointCuts"/&gt;</text:p>
      <text:p text:style-name="Standard">b)<text:span text:style-name="T2">&lt;aop:around method="logAroundAllMenthods" pointcut-</text:span></text:p>
      <text:p text:style-name="P4">ref="loggingPointcuts"/&gt;</text:p>
      <text:p text:style-name="Standard">c)&lt;AOP:Around Method="logAroundAllMenthods" Before-ref="LoggingPointCuts"/&gt;</text:p>
      <text:p text:style-name="Standard">d)&lt;AOP:Around method="logaroundAllmenthods" After-ref="LoggingPointCuts"/&gt;</text:p>
      <text:p text:style-name="Standard"/>
      <text:p text:style-name="Standard"/>
      <text:p text:style-name="P1">14.What interface is implemented for creating Throws Advice</text:p>
      <text:p text:style-name="Standard">a)Advice Throws</text:p>
      <text:p text:style-name="Standard">b)advice:Throws</text:p>
      <text:p text:style-name="Standard">c)<text:span text:style-name="T2">Throws Advice</text:span></text:p>
      <text:p text:style-name="Standard">d)throws:advice</text:p>
      <text:p text:style-name="Standard"/>
      <text:p text:style-name="Standard"/>
      <text:p text:style-name="P1">15.Syntax of ThrowsAdvice</text:p>
      <text:p text:style-name="Standard">a)<text:span text:style-name="T2">public void afterThrowing(Exception e)</text:span></text:p>
      <text:p text:style-name="Standard">b)public void method(afterThrowing)</text:p>
      <text:p text:style-name="Standard">c)public static void main(after Throwing Exception e)</text:p>
      <text:p text:style-name="Standard">d)after Throwing(Exception e)</text:p>
      <text:p text:style-name="Standard"/>
      <text:p text:style-name="Standard"/>
      <text:p text:style-name="P1">16.@Before is an advice type ensures that an advice run before the method</text:p>
      <text:p text:style-name="P1">execution</text:p>
      <text:p text:style-name="Standard">a)<text:span text:style-name="T2">TRUE</text:span></text:p>
      <text:p text:style-name="Standard">B)FALSE</text:p>
      <text:p text:style-name="Standard"/>
      <text:p text:style-name="Standard"/>
      <text:p text:style-name="P1">17.For After Advice,declared by using @After Annotation</text:p>
      <text:p text:style-name="Standard">a)<text:span text:style-name="T2">method executed after a matched methods executed</text:span></text:p>
      <text:p text:style-name="Standard">b)Executed before declaring variables</text:p>
      <text:p text:style-name="Standard">c)run directly after declaring matched annotations</text:p>
      <text:p text:style-name="Standard">d)Compilation fails without method declaration</text:p>
      <text:p text:style-name="P1"/>
      <text:p text:style-name="P1"/>
      <text:p text:style-name="P1">18.Before advice will run</text:p>
      <text:p text:style-name="Standard">a)after method execution</text:p>
      <text:p text:style-name="Standard">b)<text:span text:style-name="T2">before method execution</text:span></text:p>
      <text:p text:style-name="Standard"/>
      <text:p text:style-name="Standard"/>
      <text:p text:style-name="Standard"/>
      <text:p text:style-name="Standard"/>
      <text:p text:style-name="P1">19.Advices are actions taken for a particular jointpoint</text:p>
      <text:p text:style-name="Standard">a)<text:span text:style-name="T2">TRUE</text:span></text:p>
      <text:p text:style-name="Standard">b)FALSE</text:p>
      <text:p text:style-name="Standard"><text:soft-page-break/></text:p>
      <text:p text:style-name="Standard"/>
      <text:p text:style-name="P1">20.After Advice also termed as</text:p>
      <text:p text:style-name="Standard">a)<text:span text:style-name="T2">After(finally) Advice</text:span></text:p>
      <text:p text:style-name="Standard">b)After(Static) Advice</text:p>
      <text:p text:style-name="Standard">c)After(dynamic) Advice</text:p>
      <text:p text:style-name="Standard">d)After(jointpoint)Advice</text:p>
      <text:p text:style-name="Standard"/>
      <text:p text:style-name="Standard"/>
      <text:p text:style-name="P1">21.Which advice is used to decide the JointPoint method to execute or not?</text:p>
      <text:p text:style-name="Standard">a<text:span text:style-name="T2">)Before Advice</text:span></text:p>
      <text:p text:style-name="Standard">b)After Advice</text:p>
      <text:p text:style-name="Standard">c)Throws Advice</text:p>
      <text:p text:style-name="Standard">d)Around Advice</text:p>
      <text:p text:style-name="Standard"/>
      <text:p text:style-name="Standard"/>
      <text:p text:style-name="P1">22.which of the following defines the transaction strategy ?</text:p>
      <text:p text:style-name="Standard">a)<text:span text:style-name="T2">org.springframework.transaction.PlatformTransactionManager</text:span></text:p>
      <text:p text:style-name="Standard">b)org.springframework.transaction.transactionsystemexception</text:p>
      <text:p text:style-name="Standard">c)org.springframework.transaction.annotation.transactional</text:p>
      <text:p text:style-name="Standard">d)org.springframework.transaction.annotation.transactional jar</text:p>
      <text:p text:style-name="Standard"/>
      <text:p text:style-name="Standard"/>
      <text:p text:style-name="P1">23.Transactions can be described with key properties ?</text:p>
      <text:p text:style-name="Standard">a) Atomicity</text:p>
      <text:p text:style-name="Standard">b) Consistency</text:p>
      <text:p text:style-name="Standard">c) Isolation</text:p>
      <text:p text:style-name="Standard">d)<text:span text:style-name="T2"> All of the mentioned</text:span></text:p>
      <text:p text:style-name="P1"/>
      <text:p text:style-name="P1"/>
      <text:p text:style-name="P1">24.To access a database running on the Derby server, you have to add ?</text:p>
      <text:p text:style-name="Standard">a)<text:span text:style-name="T2"> Derby client library</text:span></text:p>
      <text:p text:style-name="Standard">b) Tomcat client library</text:p>
      <text:p text:style-name="Standard">c) All of the mentioned</text:p>
      <text:p text:style-name="Standard">d) None of the mentioned</text:p>
      <text:p text:style-name="Standard"/>
      <text:p text:style-name="P1"/>
      <text:p text:style-name="P1"/>
      <text:p text:style-name="P1"/>
      <text:p text:style-name="P1"/>
      <text:p text:style-name="P1">25.Spring’s transaction support offers a set of technology-independent</text:p>
      <text:p text:style-name="P1">facilities, including transaction managers ?</text:p>
      <text:p text:style-name="Standard">a) org.springframework.transaction.PlatformTransactionManager</text:p>
      <text:p text:style-name="Standard">b) org.springframework.transaction.support.TransactionTemplate</text:p>
      <text:p text:style-name="Standard"><text:soft-page-break/>c) <text:span text:style-name="T2">all of the mentioned</text:span></text:p>
      <text:p text:style-name="Standard">d) none of the mentioned</text:p>
      <text:p text:style-name="P1"/>
      <text:p text:style-name="P1"/>
      <text:p text:style-name="P1">26.Spring has several built-in implementations of PlatformTransactionManager</text:p>
      <text:p text:style-name="P1">interface for use with different transaction management APIs.</text:p>
      <text:p text:style-name="Standard">a)<text:span text:style-name="T2"> True</text:span></text:p>
      <text:p text:style-name="Standard">b) False</text:p>
      <text:p text:style-name="Standard"/>
      <text:p text:style-name="Standard"/>
      <text:p text:style-name="P1">27.Method that allows you to start a new transaction (or obtain the</text:p>
      <text:p text:style-name="P1">currently active transaction).</text:p>
      <text:p text:style-name="Standard">a)<text:span text:style-name="T2"> getTransaction()</text:span>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P1">28. A TransactionTemplate can accept a transaction callback object that</text:p>
      <text:p text:style-name="P1">implements ?</text:p>
      <text:p text:style-name="Standard">a) TransactionCallback</text:p>
      <text:p text:style-name="Standard">b) TransactionCallbackWithoutResult class</text:p>
      <text:p text:style-name="Standard">c) <text:span text:style-name="T2">All of the mentioned</text:span></text:p>
      <text:p text:style-name="Standard">d) None of the mentioned</text:p>
      <text:p text:style-name="Standard"/>
      <text:p text:style-name="Standard"/>
      <text:p text:style-name="P1">29.You can omit the transaction-manager attribute in the element if your</text:p>
      <text:p text:style-name="P1">transaction manager has the name transactionManager ?</text:p>
      <text:p text:style-name="Standard">a)<text:span text:style-name="T2"> True</text:span></text:p>
      <text:p text:style-name="Standard">b) False</text:p>
      <text:p text:style-name="Standard"/>
      <text:p text:style-name="Standard"/>
      <text:p text:style-name="P1">30.To help you control the overall transaction management process and</text:p>
      <text:p text:style-name="P1">transaction exception handling.</text:p>
      <text:p text:style-name="Standard">a) SpringTransactionTemplate</text:p>
      <text:p text:style-name="Standard">b)<text:span text:style-name="T2"> TransactionTemplate</text:span></text:p>
      <text:p text:style-name="Standard">c) Transaction</text:p>
      <text:p text:style-name="Standard">d) None of the mentioned</text:p>
      <text:p text:style-name="Standard"/>
      <text:p text:style-name="Standard"/>
      <text:p text:style-name="P1">31.A transaction manager is declared in the Spring IoC container as a normal</text:p>
      <text:p text:style-name="P1">bean ?</text:p>
      <text:p text:style-name="Standard">a<text:span text:style-name="T2">) True</text:span></text:p>
      <text:p text:style-name="Standard">b) False</text:p>
      <text:p text:style-name="Standard"><text:soft-page-break/></text:p>
      <text:p text:style-name="Standard"/>
      <text:p text:style-name="P1">32.Which interface is implemented to specify precedence of aspects?</text:p>
      <text:p text:style-name="Standard">a) <text:span text:style-name="T2">Ordered</text:span></text:p>
      <text:p text:style-name="Standard">b) ApplicationAspect</text:p>
      <text:p text:style-name="Standard">c) AspectPointcut</text:p>
      <text:p text:style-name="Standard">d) None of the mentioned</text:p>
      <text:p text:style-name="Standard"/>
      <text:p text:style-name="Standard"/>
      <text:p text:style-name="Standard"/>
      <text:p text:style-name="P1">33. An advice is an action which comes into play at pointcuts.</text:p>
      <text:p text:style-name="Standard">a) True</text:p>
      <text:p text:style-name="Standard">b) <text:span text:style-name="T2">False</text:span></text:p>
      <text:p text:style-name="Standard"/>
      <text:p text:style-name="Standard"/>
      <text:p text:style-name="P1">34.Which tag informs the spring container about the use of AspectJ</text:p>
      <text:p text:style-name="P1">annotation?</text:p>
      <text:p text:style-name="Standard">a) aop:aspectj-autowire</text:p>
      <text:p text:style-name="Standard">b) aop:aspectj-name</text:p>
      <text:p text:style-name="Standard">c) <text:span text:style-name="T2">aop:aspectj-autoproxy</text:span></text:p>
      <text:p text:style-name="P5">d) none of the mentioned</text:p>
      <text:p text:style-name="Standard"/>
      <text:p text:style-name="Standard"/>
      <text:p text:style-name="P1">35.An advice can access the current join point information by declaring an</text:p>
      <text:p text:style-name="P1">argument of type org.aspectj.lang.AdvicePoint in the advice method</text:p>
      <text:p text:style-name="P1">signature.</text:p>
      <text:p text:style-name="Standard">a)<text:span text:style-name="T2"> True</text:span></text:p>
      <text:p text:style-name="Standard">b) False</text:p>
      <text:p text:style-name="Standard"/>
      <text:p text:style-name="Standard"/>
      <text:p text:style-name="P1">36.Alternative annotative way to specify precedence of aspects?</text:p>
      <text:p text:style-name="Standard">a) <text:span text:style-name="T2">@Order</text:span></text:p>
      <text:p text:style-name="Standard">b) @Aspect</text:p>
      <text:p text:style-name="Standard">c) @PointCut</text:p>
      <text:p text:style-name="Standard">d) None of the mentioned</text:p>
      <text:p text:style-name="Standard"/>
      <text:p text:style-name="Standard"/>
      <text:p text:style-name="Standard"/>
      <text:p text:style-name="P1">37.what will be the output of the code snippet</text:p>
      <text:p text:style-name="P1">import org.aspectj.lang.annotation.Aspect;</text:p>
      <text:p text:style-name="P1">import org.aspectj.lang.annotation.AfterThrowing;</text:p>
      <text:p text:style-name="P1">@Aspect</text:p>
      <text:p text:style-name="P1">public class AfterThrowingExample</text:p>
      <text:p text:style-name="P1">{</text:p>
      <text:p text:style-name="P1"><text:soft-page-break/>@AfterThrowing(</text:p>
      <text:p text:style-name="P1">pointcut="com.xyz.myapp.SystemArchitecture.dataAccessOperation()",</text:p>
      <text:p text:style-name="P1">throwing="ex")</text:p>
      <text:p text:style-name="P1">public void doRecoveryActions(DataAccessException e)</text:p>
      <text:p text:style-name="P1">{</text:p>
      <text:p text:style-name="P1">throw new IllegalArgumentException();</text:p>
      <text:p text:style-name="P1">// [/expand]</text:p>
      <text:p text:style-name="P1">}</text:p>
      <text:p text:style-name="P1">}</text:p>
      <text:p text:style-name="Standard">a) Runtime Error</text:p>
      <text:p text:style-name="Standard">b) IllegalArgumentException</text:p>
      <text:p text:style-name="Standard">c) <text:span text:style-name="T2">BeanCreation Exception</text:span></text:p>
      <text:p text:style-name="Standard">d) None of the mentioned</text:p>
      <text:p text:style-name="P1"/>
      <text:p text:style-name="P1"/>
      <text:p text:style-name="P1"/>
      <text:p text:style-name="P1">38.Which instantiation model is supported by AspectJ?</text:p>
      <text:p text:style-name="Standard">a) perthis</text:p>
      <text:p text:style-name="Standard">b) pertarget</text:p>
      <text:p text:style-name="Standard">c) none of the mentioned</text:p>
      <text:p text:style-name="Standard">d) <text:span text:style-name="T2">all of the mentioned</text:span></text:p>
      <text:p text:style-name="Standard"/>
      <text:p text:style-name="Standard"/>
      <text:p text:style-name="P1">39.An event in an executing program where the advice associated with an</text:p>
      <text:p text:style-name="P1">aspect may be executed is known as</text:p>
      <text:p text:style-name="Standard">a) aspect</text:p>
      <text:p text:style-name="Standard">b) join point</text:p>
      <text:p text:style-name="Standard">c) join point model</text:p>
      <text:p text:style-name="Standard">d<text:span text:style-name="T2">) pointcut</text:span></text:p>
      <text:p text:style-name="P1"/>
      <text:p text:style-name="P1"/>
      <text:p text:style-name="P1">40.The incorporation of advice code at the specified join points by an</text:p>
      <text:p text:style-name="P1">aspect weaver is called”.</text:p>
      <text:p text:style-name="Standard">a) aspect</text:p>
      <text:p text:style-name="Standard">b) join point</text:p>
      <text:p text:style-name="Standard">c) join point model</text:p>
      <text:p text:style-name="Standard">d)<text:span text:style-name="T2"> weaving</text:span></text:p>
      <text:p text:style-name="Standard"/>
      <text:p text:style-name="Standard"/>
      <text:p text:style-name="P1">41.Annotation used to refer poincuts?</text:p>
      <text:p text:style-name="Standard">a) <text:span text:style-name="T2">@Pointcut</text:span></text:p>
      <text:p text:style-name="Standard">b) @PointcutExecution</text:p>
      <text:p text:style-name="Standard">c) @PointcutBefore</text:p>
      <text:p text:style-name="Standard">d) None of the mentioned</text:p>
      <text:p text:style-name="Standard"><text:soft-page-break/></text:p>
      <text:p text:style-name="Standard"/>
      <text:p text:style-name="P1">42.Which advice is executed only when joint point returns or throws an</text:p>
      <text:p text:style-name="P1">exception?</text:p>
      <text:p text:style-name="Standard">A. @Before</text:p>
      <text:p text:style-name="Standard">B. @After</text:p>
      <text:p text:style-name="Standard">C<text:span text:style-name="T2">. @AfterReturning</text:span></text:p>
      <text:p text:style-name="Standard">D. @AfterThrowing</text:p>
      <text:p text:style-name="P1"/>
      <text:p text:style-name="P1"/>
      <text:p text:style-name="P1"/>
      <text:p text:style-name="P1">43. --- bean is required to identify the methods to be advised?</text:p>
      <text:p text:style-name="Standard">A.JoinPoint</text:p>
      <text:p text:style-name="Standard">B.<text:span text:style-name="T2">PointCut</text:span></text:p>
      <text:p text:style-name="Standard">C.Advisor</text:p>
      <text:p text:style-name="Standard"/>
      <text:p text:style-name="Standard"/>
      <text:p text:style-name="P1">44. Which object is used in the around advice to get the intercepted method</text:p>
      <text:p text:style-name="P1">invoked?</text:p>
      <text:p text:style-name="Standard">A.MethodInterceptor</text:p>
      <text:p text:style-name="Standard">B.InvocationHandler</text:p>
      <text:p text:style-name="Standard">C.<text:span text:style-name="T2">MethodInvocation</text:span></text:p>
      <text:p text:style-name="Standard"/>
      <text:p text:style-name="Standard"/>
      <text:p text:style-name="P1">45.</text:p>
      <text:p text:style-name="P1">How to declare aspect in Spring AOP?</text:p>
      <text:p text:style-name="P1">&lt;bean id="myAspect" class="com.concretepage.MyAspect"&gt;</text:p>
      <text:p text:style-name="P1">&lt;!-- configure properties of aspect here --&gt;</text:p>
      <text:p text:style-name="P1">&lt;/bean&gt;</text:p>
      <text:p text:style-name="P1"/>
      <text:p text:style-name="P1"/>
      <text:p text:style-name="P1">46.</text:p>
      <text:p text:style-name="P1">Is the following pointcut expression correct?</text:p>
      <text:p text:style-name="P1">execution(* ArithmeticCalculator.*(..))</text:p>
      <text:p text:style-name="Standard">A. Yes</text:p>
      <text:p text:style-name="Standard">B. No</text:p>
      <text:p text:style-name="Standard">C<text:span text:style-name="T2">. If every target class is in same package</text:span></text:p>
      <text:p text:style-name="Standard">D. Depends where target class is located</text:p>
      <text:p text:style-name="Standard"/>
      <text:p text:style-name="Standard"/>
      <text:p text:style-name="P1">47. How to declare aspect in Spring AOP?</text:p>
      <text:p text:style-name="P6"><text:span text:style-name="T3">ans: in XML<text:line-break/> <text:s text:c="4"/>------<text:line-break/><text:line-break/><text:tab/>&lt;bean class="com.doj.aop.LoggingAspect" id="loggingAspect"&gt;<text:line-break/><text:tab/>&lt;!-- configure properties of aspect here --!&gt;<text:line-break/><text:tab/>&lt;/bean&gt;<text:line-break/><text:line-break/> <text:s text:c="4"/>in Java<text:line-break/> <text:s text:c="4"/>-------<text:line-break/><text:tab/>@Aspect<text:line-break/><text:tab/>@Component<text:line-break/><text:tab/>class LoggingAspect{<text:line-break/><text:tab/>//advice<text:line-break/><text:tab/>//pointcut<text:line-break/><text:tab/>}<text:line-break/></text:span></text:p>
      <text:p text:style-name="P1"/>
      <text:p text:style-name="P1">48. Select method's signature that match with the following pointcut:</text:p>
      <text:p text:style-name="P1">execution(* com.test.service..*.*(*))</text:p>
      <text:p text:style-name="Standard">A. <text:span text:style-name="T2">void com.test.service.MyServiceImpl#transfert(Money amount)</text:span></text:p>
      <text:p text:style-name="Standard">B. void com.test.service.MyServiceImpl#transfert(Account account, Money</text:p>
      <text:p text:style-name="Standard">amount)</text:p>
      <text:p text:style-name="Standard">C. void com.test.service.account.MyServiceImpl#transfert(account account,</text:p>
      <text:p text:style-name="Standard">Money amount)</text:p>
      <text:p text:style-name="Standard">D. none</text:p>
      <text:p text:style-name="Standard"/>
      <text:p text:style-name="Standard"/>
      <text:p text:style-name="P1">49. Using the Spring AOP framework, what are the joinpoints methods of the</text:p>
      <text:p text:style-name="P1">following pointcut expression?</text:p>
      <text:p text:style-name="P1">execution(public **(..))</text:p>
      <text:p text:style-name="P1">A. <text:span text:style-name="T2">The execution of all public method</text:span></text:p>
      <text:p text:style-name="P1">B. The execution of all public method returning a value</text:p>
      <text:p text:style-name="P1">C. The execution of all public method having atleast one parameter</text:p>
      <text:p text:style-name="P1">D. The execution of all public method in class belonging to the default package</text:p>
      <text:p text:style-name="P1"/>
      <text:p text:style-name="P1"/>
      <text:p text:style-name="P1"/>
      <text:p text:style-name="P1">50. Using the Spring AOP framework, what is the visibility of the methods by</text:p>
      <text:p text:style-name="P1">the following joinpoint?</text:p>
      <text:p text:style-name="P1">@Pointcut("expression(**(..))")</text:p>
      <text:p text:style-name="P1">private void nyOperation(){};</text:p>
      <text:p text:style-name="Standard">A.All methods, whereas there visiblity</text:p>
      <text:p text:style-name="Standard">B.All methods, except private method</text:p>
      <text:p text:style-name="Standard">C.Protected and public methods</text:p>
      <text:p text:style-name="Standard">D.<text:span text:style-name="T2">Public methods</text:span></text:p>
      <text:p text:style-name="P1"><text:soft-page-break/></text:p>
      <text:p text:style-name="P1"/>
      <text:p text:style-name="P1"/>
      <text:p text:style-name="P1">51.Considering 2 classes AccountServiceImpl and ClientServiceImpl.Any of</text:p>
      <text:p text:style-name="P1">these classes inherits from eachother.</text:p>
      <text:p text:style-name="P1">What is the result of the pointcut expressions?</text:p>
      <text:p text:style-name="P1">execution(**..AccountServiceImpl.update(..))</text:p>
      <text:p text:style-name="P1">&amp;&amp; execution(**..ClientServiceImpl.update(..))</text:p>
      <text:p text:style-name="Standard">A. Matches public update methods of the 2 classes,whatever the arguments.</text:p>
      <text:p text:style-name="Standard">B. Matches any update methods of the 2 classes,whatever the arguments and</text:p>
      <text:p text:style-name="Standard">method visiblity.</text:p>
      <text:p text:style-name="Standard">C. Matches any update methods of the 2 classes,with one more arguments and</text:p>
      <text:p text:style-name="Standard">whatever method visiblity.</text:p>
      <text:p text:style-name="Standard">D.<text:span text:style-name="T2"> No joint point defined</text:span></text:p>
      <text:p text:style-name="P1"/>
      <text:p text:style-name="P1"/>
      <text:p text:style-name="P1"/>
      <text:p text:style-name="P1">AspectJAOP</text:p>
      <text:p text:style-name="P1"/>
      <text:p text:style-name="P1"/>
      <text:p text:style-name="P1"/>
      <text:p text:style-name="P1">52. Which of the following is advice supported by Aspect Annotation?</text:p>
      <text:p text:style-name="Standard">A. @Before</text:p>
      <text:p text:style-name="Standard">B. @After</text:p>
      <text:p text:style-name="Standard">C. @AfterReturning</text:p>
      <text:p text:style-name="Standard">D. <text:span text:style-name="T2">All of the mentioned</text:span></text:p>
      <text:p text:style-name="Standard"/>
      <text:p text:style-name="Standard"/>
      <text:p text:style-name="P1">53. Which advice is executed only when joint point returns or throws an</text:p>
      <text:p text:style-name="P1">exception?</text:p>
      <text:p text:style-name="Standard">A. @Before</text:p>
      <text:p text:style-name="Standard">B. @After</text:p>
      <text:p text:style-name="Standard">C. <text:span text:style-name="T2">@AfterReturning</text:span></text:p>
      <text:p text:style-name="Standard">D. @AfterThrowing</text:p>
      <text:p text:style-name="Standard"/>
      <text:p text:style-name="Standard"/>
      <text:p text:style-name="P1">54. Special compiler used during weaving</text:p>
      <text:p text:style-name="Standard">A. jvm</text:p>
      <text:p text:style-name="Standard">B. gcc</text:p>
      <text:p text:style-name="Standard">C. <text:span text:style-name="T2">ajc</text:span></text:p>
      <text:p text:style-name="Standard">D. none of the mentioned</text:p>
      <text:p text:style-name="Standard"/>
      <text:p text:style-name="Standard"/>
      <text:p text:style-name="P1">55. How to inject Spring bean into domain objcts</text:p>
      <text:p text:style-name="Standard"><text:soft-page-break/>A.<text:span text:style-name="T2"> AOP</text:span></text:p>
      <text:p text:style-name="Standard">B. XML</text:p>
      <text:p text:style-name="Standard">C. AspectJ</text:p>
      <text:p text:style-name="Standard">D. Java Based</text:p>
      <text:p text:style-name="Standard"/>
      <text:p text:style-name="Standard"/>
      <text:p text:style-name="Standard"/>
      <text:p text:style-name="P1">56. Lightweight java scripting language executing java fragments</text:p>
      <text:p text:style-name="Standard">A. JRuby</text:p>
      <text:p text:style-name="Standard">B. Groovy</text:p>
      <text:p text:style-name="Standard">C.<text:span text:style-name="T2"> BeanShell</text:span></text:p>
      <text:p text:style-name="Standard">D. All of the mentioned</text:p>
      <text:p text:style-name="Standard"/>
      <text:p text:style-name="Standard"/>
      <text:p text:style-name="P1">57. XML element to specify the property values for scripting bean</text:p>
      <text:p text:style-name="Standard">A.<text:span text:style-name="T2"> lang:property</text:span></text:p>
      <text:p text:style-name="Standard">B. bean:property</text:p>
      <text:p text:style-name="Standard">C. script:property</text:p>
      <text:p text:style-name="Standard">D. None of the mentioned</text:p>
      <text:p text:style-name="Standard"/>
      <text:p text:style-name="Standard"/>
      <text:p text:style-name="P1">58. Annotation used to declare an introduction</text:p>
      <text:p text:style-name="Standard">A. Before</text:p>
      <text:p text:style-name="Standard">B. After</text:p>
      <text:p text:style-name="Standard">C. <text:span text:style-name="T2">@DeclareParents</text:span></text:p>
      <text:p text:style-name="Standard">D. None of the mentioned</text:p>
      <text:p text:style-name="Standard"/>
      <text:p text:style-name="Standard"/>
      <text:p text:style-name="P1">59. Is the following pointcut expression correct?</text:p>
      <text:p text:style-name="P1">execution(* ArithmeticCalculator.*(..))</text:p>
      <text:p text:style-name="Standard">A. Yes</text:p>
      <text:p text:style-name="Standard">B. No</text:p>
      <text:p text:style-name="Standard">C.<text:span text:style-name="T2"> If every target class is in same package</text:span></text:p>
      <text:p text:style-name="Standard">D. Depends where target class is located</text:p>
      <text:p text:style-name="Standard"/>
      <text:p text:style-name="Standard"/>
      <text:p text:style-name="P1">60. Dynamic-language-backed bean with some configurations</text:p>
      <text:p text:style-name="Standard">A<text:span text:style-name="T2">.Refreshable bean</text:span></text:p>
      <text:p text:style-name="Standard">B.Beanshell</text:p>
      <text:p text:style-name="Standard">C.Scripting Beans</text:p>
      <text:p text:style-name="Standard">D.Inline Script</text:p>
      <text:p text:style-name="P1"/>
      <text:p text:style-name="P1"/>
      <text:p text:style-name="P1"/>
      <text:p text:style-name="P1"><text:soft-page-break/></text:p>
      <text:p text:style-name="P1">61.Which of the following aspect implementation spring supports?</text:p>
      <text:p text:style-name="Standard">A.XML Schema based aspect implementation</text:p>
      <text:p text:style-name="Standard">B.@AspectJ based aspect implementation</text:p>
      <text:p text:style-name="Standard">C.<text:span text:style-name="T2">Both of above.</text:span></text:p>
      <text:p text:style-name="Standard">D.None of above.</text:p>
      <text:p text:style-name="P1">62.Transactions can be described with key properties:-</text:p>
      <text:p text:style-name="Standard">a) Atomicity</text:p>
      <text:p text:style-name="Standard">b) Consistency</text:p>
      <text:p text:style-name="Standard">c) Isolation</text:p>
      <text:p text:style-name="Standard">d) <text:span text:style-name="T2">All of the mentioned</text:span></text:p>
      <text:p text:style-name="Standard"/>
      <text:p text:style-name="Standard"/>
      <text:p text:style-name="P1">63.To access a database running on the Derby server, you have to add:-</text:p>
      <text:p text:style-name="Standard">a<text:span text:style-name="T2">) Derby client library</text:span></text:p>
      <text:p text:style-name="Standard">b) Tomcat client library</text:p>
      <text:p text:style-name="Standard">c) All of the mentioned</text:p>
      <text:p text:style-name="Standard">d) None of the mentioned</text:p>
      <text:p text:style-name="Standard"/>
      <text:p text:style-name="Standard"/>
      <text:p text:style-name="P1">64 Spring’s transaction support offers a set of technology-independent</text:p>
      <text:p text:style-name="P1">facilities, including transaction managers.</text:p>
      <text:p text:style-name="Standard">a) org.springframework.transaction.PlatformTransactionManager</text:p>
      <text:p text:style-name="Standard">b) org.springframework.transaction.support.TransactionTemplate</text:p>
      <text:p text:style-name="Standard">c) <text:span text:style-name="T2">all of the mentioned</text:span></text:p>
      <text:p text:style-name="Standard">d) none of the mentioned</text:p>
      <text:p text:style-name="Standard"/>
      <text:p text:style-name="Standard"/>
      <text:p text:style-name="P1">65.Spring’s core transaction management abstraction is based on the</text:p>
      <text:p text:style-name="P1">interface:-</text:p>
      <text:p text:style-name="Standard">a) PlatformTransaction</text:p>
      <text:p text:style-name="Standard">b)<text:span text:style-name="T2"> PlatformTransactionManager</text:span></text:p>
      <text:p text:style-name="Standard">c) TransactionManager</text:p>
      <text:p text:style-name="Standard">d) PlatformManager</text:p>
      <text:p text:style-name="Standard"/>
      <text:p text:style-name="Standard"/>
      <text:p text:style-name="P1">66.The PlatformTransactionManager interface provides methods for working</text:p>
      <text:p text:style-name="P1">with transactions:</text:p>
      <text:p text:style-name="Standard">a) getTransaction(TransactionDefinition definition)</text:p>
      <text:p text:style-name="Standard">b) commit(TransactionStatus status)</text:p>
      <text:p text:style-name="Standard">c) rollback(TransactionStatus status)</text:p>
      <text:p text:style-name="Standard">d)<text:span text:style-name="T2"> all of the mentioned</text:span></text:p>
      <text:p text:style-name="Standard"/>
      <text:p text:style-name="Standard"/>
      <text:p text:style-name="P1"><text:soft-page-break/>67.Spring has several built-in implementations of PlatformTransactionManager</text:p>
      <text:p text:style-name="P1">interface for use with different transaction management APIs.</text:p>
      <text:p text:style-name="Standard">a)<text:span text:style-name="T2"> True</text:span></text:p>
      <text:p text:style-name="Standard">b) False</text:p>
      <text:p text:style-name="Standard"/>
      <text:p text:style-name="Standard"/>
      <text:p text:style-name="P1">68.Method that allows you to start a new transaction (or obtain the</text:p>
      <text:p text:style-name="P1">currently active transaction).</text:p>
      <text:p text:style-name="Standard">a) <text:span text:style-name="T2">getTransaction()</text:span>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P1">69.To help you control the overall transaction management process and</text:p>
      <text:p text:style-name="P1">transaction exception handling.</text:p>
      <text:p text:style-name="Standard">a) SpringTransactionTemplate</text:p>
      <text:p text:style-name="Standard">b)<text:span text:style-name="T2"> TransactionTemplate</text:span></text:p>
      <text:p text:style-name="Standard">c) Transaction</text:p>
      <text:p text:style-name="Standard">d) None of the mentioned</text:p>
      <text:p text:style-name="Standard"/>
      <text:p text:style-name="Standard"/>
      <text:p text:style-name="P1">70. A TransactionTemplate can accept a transaction callback object that</text:p>
      <text:p text:style-name="P1">implements:-</text:p>
      <text:p text:style-name="Standard">a) TransactionCallback</text:p>
      <text:p text:style-name="Standard">b) TransactionCallbackWithoutResult class</text:p>
      <text:p text:style-name="Standard">c<text:span text:style-name="T2">) All of the mentioned</text:span></text:p>
      <text:p text:style-name="Standard"><text:span text:style-name="T2">d) </text:span>None of the mentioned</text:p>
      <text:p text:style-name="Standard"/>
      <text:p text:style-name="Standard"/>
      <text:p text:style-name="P1">71.Spring (since version 2.0) offers a transaction advice that can be easily</text:p>
      <text:p text:style-name="P1">configured via the:-</text:p>
      <text:p text:style-name="Standard">a) rx:advice</text:p>
      <text:p text:style-name="Standard">b) bx:advice</text:p>
      <text:p text:style-name="Standard">c) <text:span text:style-name="T2">tx:advice</text:span></text:p>
      <text:p text:style-name="Standard">d) none of the mention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8T00:47:54.416611837</dc:date>
    <meta:editing-duration>PT2M5S</meta:editing-duration>
    <meta:editing-cycles>1</meta:editing-cycles>
    <meta:document-statistic meta:table-count="0" meta:image-count="0" meta:object-count="0" meta:page-count="13" meta:paragraph-count="389" meta:word-count="1675" meta:character-count="11984" meta:non-whitespace-character-count="10673"/>
  </office:meta>
</office:document-meta>
</file>